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69f" officeooo:paragraph-rsid="0018c69f"/>
    </style:style>
    <style:style style:name="P2" style:family="paragraph" style:parent-style-name="Standard">
      <style:paragraph-properties fo:text-align="center" style:justify-single-word="false"/>
      <style:text-properties officeooo:rsid="0018c69f" officeooo:paragraph-rsid="0018c69f"/>
    </style:style>
    <style:style style:name="P3" style:family="paragraph" style:parent-style-name="Standard">
      <style:text-properties fo:color="#000000" style:font-name="Lucida Console" fo:font-size="9pt" fo:background-color="#ffffff" style:font-size-asian="9pt"/>
    </style:style>
    <style:style style:name="P4" style:family="paragraph" style:parent-style-name="Standard">
      <style:text-properties fo:color="#000000" style:font-name="Courier New" fo:font-size="9pt" fo:font-style="italic" officeooo:rsid="0018c69f" officeooo:paragraph-rsid="0018c69f" fo:background-color="#ffffff" style:font-size-asian="9pt" style:font-style-asian="italic" style:font-style-complex="italic"/>
    </style:style>
    <style:style style:name="P5" style:family="paragraph" style:parent-style-name="Standard">
      <style:text-properties fo:color="#000000" style:font-name="Courier New" fo:font-size="9pt" fo:font-style="italic" officeooo:rsid="001a8e5c" officeooo:paragraph-rsid="001a8e5c" fo:background-color="#ffffff" style:font-size-asian="9pt" style:font-style-asian="italic" style:font-style-complex="italic"/>
    </style:style>
    <style:style style:name="P6" style:family="paragraph" style:parent-style-name="Standard">
      <style:text-properties fo:color="#00bfbf" style:font-name="Lucida Console" fo:font-size="9pt" officeooo:rsid="001a8e5c" officeooo:paragraph-rsid="001a8e5c" fo:background-color="#ffffff" style:font-size-asian="9pt"/>
    </style:style>
    <style:style style:name="P7" style:family="paragraph" style:parent-style-name="Standard">
      <style:text-properties fo:color="#bfbf00" style:font-name="Lucida Console" fo:font-size="9pt" officeooo:paragraph-rsid="001a8e5c" fo:background-color="#ffffff" style:font-size-asian="9pt"/>
    </style:style>
    <style:style style:name="P8" style:family="paragraph" style:parent-style-name="Standard">
      <style:text-properties fo:color="#000000" style:font-name="Lucida Console" fo:font-size="9pt" fo:background-color="#ffffff" style:font-size-asian="9pt"/>
    </style:style>
    <style:style style:name="P9" style:family="paragraph" style:parent-style-name="Standard" style:list-style-name="L1">
      <style:text-properties fo:color="#000000" style:font-name="Lucida Console" fo:font-size="9pt" style:font-size-asian="9pt" fo:background-color="#ffffff"/>
    </style:style>
    <style:style style:name="P10" style:family="paragraph" style:parent-style-name="Standard" style:list-style-name="L1">
      <style:text-properties fo:color="#000000" style:font-name="Lucida Console" fo:font-size="9pt" officeooo:paragraph-rsid="001d2f05" style:font-size-asian="9pt" fo:background-color="#ffffff"/>
    </style:style>
    <style:style style:name="P11" style:family="paragraph" style:parent-style-name="Standard">
      <style:text-properties fo:color="#00bfbf" style:font-name="Lucida Console" fo:font-size="9pt" officeooo:rsid="001a8e5c" officeooo:paragraph-rsid="001a8e5c" fo:background-color="#ffffff" style:font-size-asian="9pt"/>
    </style:style>
    <style:style style:name="P12" style:family="paragraph" style:parent-style-name="Standard">
      <style:text-properties style:use-window-font-color="true" style:font-name="Tahoma1" fo:font-size="10pt" officeooo:rsid="001be015" officeooo:paragraph-rsid="001be015" fo:background-color="#ffffff" style:font-size-asian="10.5pt" style:font-size-complex="12pt"/>
    </style:style>
    <style:style style:name="P13" style:family="paragraph" style:parent-style-name="Standard" style:list-style-name="L1">
      <style:text-properties style:use-window-font-color="true" style:font-name="Tahoma1" fo:font-size="10pt" officeooo:rsid="001be015" officeooo:paragraph-rsid="001be015" fo:background-color="#ffffff" style:font-size-asian="10.5pt" style:font-size-complex="12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1be015"/>
    </style:style>
    <style:style style:name="P16" style:family="paragraph" style:parent-style-name="Standard" style:list-style-name="L1">
      <style:text-properties officeooo:rsid="001be015" officeooo:paragraph-rsid="001be015"/>
    </style:style>
    <style:style style:name="P17" style:family="paragraph" style:parent-style-name="Standard" style:list-style-name="L1">
      <style:text-properties officeooo:rsid="001d2f05" officeooo:paragraph-rsid="001d2f05"/>
    </style:style>
    <style:style style:name="P18" style:family="paragraph" style:parent-style-name="Standard">
      <style:text-properties officeooo:rsid="001d2f05" officeooo:paragraph-rsid="001d2f05"/>
    </style:style>
    <style:style style:name="T1" style:family="text">
      <style:text-properties fo:color="#00bf00" style:font-name="Lucida Console" fo:font-size="9pt" fo:background-color="#ffffff" loext:char-shading-value="0" style:font-size-asian="9pt"/>
    </style:style>
    <style:style style:name="T2" style:family="text">
      <style:text-properties fo:color="#00bf00" style:font-name="Lucida Console" fo:font-size="9pt" style:font-size-asian="9pt" fo:background-color="#ffffff"/>
    </style:style>
    <style:style style:name="T3" style:family="text">
      <style:text-properties fo:color="#bf00bf" style:font-name="Lucida Console" fo:font-size="9pt" fo:background-color="#ffffff" loext:char-shading-value="0" style:font-size-asian="9pt"/>
    </style:style>
    <style:style style:name="T4" style:family="text">
      <style:text-properties fo:color="#bf00bf" style:font-name="Lucida Console" fo:font-size="9pt" style:font-size-asian="9pt" fo:background-color="#ffffff"/>
    </style:style>
    <style:style style:name="T5" style:family="text">
      <style:text-properties fo:color="#bfbf00" style:font-name="Lucida Console" fo:font-size="9pt" fo:background-color="#ffffff" loext:char-shading-value="0" style:font-size-asian="9pt"/>
    </style:style>
    <style:style style:name="T6" style:family="text">
      <style:text-properties fo:color="#bfbf00" style:font-name="Lucida Console" fo:font-size="9pt" style:font-size-asian="9pt" fo:background-color="#ffffff"/>
    </style:style>
    <style:style style:name="T7" style:family="text">
      <style:text-properties fo:color="#000000" style:font-name="Lucida Console" fo:font-size="9pt" fo:background-color="#ffffff" loext:char-shading-value="0" style:font-size-asian="9pt"/>
    </style:style>
    <style:style style:name="T8" style:family="text">
      <style:text-properties fo:color="#000000" style:font-name="Lucida Console" fo:font-size="9pt" officeooo:rsid="0018c69f" fo:background-color="#ffffff" loext:char-shading-value="0" style:font-size-asian="9pt"/>
    </style:style>
    <style:style style:name="T9" style:family="text">
      <style:text-properties fo:color="#000000" style:font-name="Lucida Console" fo:font-size="9pt" officeooo:rsid="001b3960" fo:background-color="#ffffff" loext:char-shading-value="0" style:font-size-asian="9pt"/>
    </style:style>
    <style:style style:name="T10" style:family="text">
      <style:text-properties fo:color="#000000" style:font-name="Lucida Console" fo:font-size="9pt" style:font-size-asian="9pt" fo:background-color="#ffffff"/>
    </style:style>
    <style:style style:name="T11" style:family="text">
      <style:text-properties fo:color="#00bfbf" style:font-name="Lucida Console" fo:font-size="9pt" fo:background-color="#ffffff" loext:char-shading-value="0" style:font-size-asian="9pt"/>
    </style:style>
    <style:style style:name="T12" style:family="text">
      <style:text-properties fo:color="#00bfbf" style:font-name="Lucida Console" fo:font-size="9pt" style:font-size-asian="9pt" fo:background-color="#ffffff"/>
    </style:style>
    <style:style style:name="T13" style:family="text">
      <style:text-properties style:use-window-font-color="true" style:font-name="Tahoma1" fo:font-size="10pt" fo:background-color="#ffffff" loext:char-shading-value="0" style:font-size-asian="10.5pt" style:font-size-complex="12pt"/>
    </style:style>
    <style:style style:name="T14" style:family="text">
      <style:text-properties style:use-window-font-color="true" style:font-name="Tahoma1" fo:font-size="10pt" officeooo:rsid="001be015" fo:background-color="#ffffff" loext:char-shading-value="0" style:font-size-asian="10.5pt" style:font-size-complex="12pt"/>
    </style:style>
    <style:style style:name="T15" style:family="text">
      <style:text-properties style:use-window-font-color="true" style:text-position="super 58%" style:font-name="Tahoma1" fo:font-size="10pt" fo:background-color="#ffffff" loext:char-shading-value="0" style:font-size-asian="10.5pt" style:font-size-complex="12pt"/>
    </style:style>
    <style:style style:name="T16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mo git</text:p>
      <text:p text:style-name="P1"/>
      <text:p text:style-name="P1"/>
      <text:p text:style-name="Standard"><text:span text:style-name="T1">Noël Marais@boutique </text:span><text:span text:style-name="T3">MINGW32 </text:span><text:span text:style-name="T5">~</text:span></text:p>
      <text:p text:style-name="P3">$ cd fret</text:p>
      <text:p text:style-name="P3">bash: cd: fret: No such file or directory</text:p>
      <text:p text:style-name="P3"/>
      <text:p text:style-name="P4">Je se déplace dans le dossier imagedutemps</text:p>
      <text:p text:style-name="Standard"><text:span text:style-name="T1">Noël Marais@boutique </text:span><text:span text:style-name="T3">MINGW32 </text:span><text:span text:style-name="T5">~</text:span></text:p>
      <text:p text:style-name="P3">$ cd imagedutemps</text:p>
      <text:p text:style-name="P3"/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</text:p>
      <text:p text:style-name="P4">Création du dossier PDOexempl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mkdir PDOexemple</text:p>
      <text:p text:style-name="P3"/>
      <text:p text:style-name="P4">Je me déplace dans le dosseir PDOexempl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cd PDOexemple</text:p>
      <text:p text:style-name="P3"/>
      <text:p text:style-name="P4">Création du dossier archive dans PDOexemple</text:p>
      <text:p text:style-name="Standard"><text:span text:style-name="T1">Noël Marais@boutique </text:span><text:span text:style-name="T3">MINGW32 </text:span><text:span text:style-name="T5">~/imagedutemps/PDOexemple</text:span><text:span text:style-name="T11"> (master|MERGING)</text:span></text:p>
      <text:p text:style-name="P3">$ mkdir archive</text:p>
      <text:p text:style-name="P3"/>
      <text:p text:style-name="P4">retour à la racine</text:p>
      <text:p text:style-name="Standard"><text:span text:style-name="T1">Noël Marais@boutique </text:span><text:span text:style-name="T3">MINGW32 </text:span><text:span text:style-name="T5">~/imagedutemps/PDOexemple</text:span><text:span text:style-name="T11"> (master|MERGING)</text:span></text:p>
      <text:p text:style-name="P3">$ cd</text:p>
      <text:p text:style-name="P3"/>
      <text:p text:style-name="Standard"><text:span text:style-name="T1">Noël Marais@boutique </text:span><text:span text:style-name="T3">MINGW32 </text:span><text:span text:style-name="T5">~</text:span></text:p>
      <text:p text:style-name="P3">$ cd imagedutemps</text:p>
      <text:p text:style-name="P3"/>
      <text:p text:style-name="P4">J’ajoute tous les fichier au repo add *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git add *</text:p>
      <text:p text:style-name="P3"/>
      <text:p text:style-name="P4">Je le commit avec un messag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git commit -m "1ère version"</text:p>
      <text:p text:style-name="P3">[master f894a00] 1ère version</text:p>
      <text:p text:style-name="P3"/>
      <text:p text:style-name="P4">Je pousse le tout sur le serveur</text:p>
      <text:p text:style-name="Standard"><text:span text:style-name="T1">Noël Marais@boutique </text:span><text:span text:style-name="T3">MINGW32 </text:span><text:span text:style-name="T5">~/imagedutemps</text:span><text:span text:style-name="T11"> (master)</text:span></text:p>
      <text:p text:style-name="P3">$ git push</text:p>
      <text:p text:style-name="P3">Counting objects: 21, done.</text:p>
      <text:p text:style-name="P3">Delta compression using up to 4 threads.</text:p>
      <text:p text:style-name="P3">Compressing objects: 100% (21/21), done.</text:p>
      <text:p text:style-name="P3">Writing objects: 100% (21/21), 95.58 KiB | 15.93 MiB/s, done.</text:p>
      <text:p text:style-name="P3">Total 21 (delta 5), reused 0 (delta 0)</text:p>
      <text:p text:style-name="P3">remote: Resolving deltas: 100% (5/5), completed with 1 local object.</text:p>
      <text:p text:style-name="P3">To https://github.com/CreationOQP/imagedutemps.git</text:p>
      <text:p text:style-name="P3"><text:s text:c="3"/>2fca45a..f894a00 <text:s/>master -&gt; master</text:p>
      <text:p text:style-name="P3"/>
      <text:p text:style-name="Standard"><text:span text:style-name="T1">Noël Marais@boutique </text:span><text:span text:style-name="T3">MINGW32 </text:span><text:span text:style-name="T5">~/imagedutemps</text:span><text:span text:style-name="T11"> (master)</text:span></text:p>
      <text:p text:style-name="Standard"><text:span text:style-name="T7">$ </text:span><text:span text:style-name="T8">exit</text:span></text:p>
      <text:p text:style-name="P3"/>
      <text:p text:style-name="P6">Création du fichier memo_git.odt</text:p>
      <text:p text:style-name="P7"/>
      <text:p text:style-name="Standard"><text:span text:style-name="T1">Noël Marais@boutique </text:span><text:span text:style-name="T3">MINGW32 </text:span><text:span text:style-name="T5">~/imagedutemps</text:span><text:span text:style-name="T11"> (master)</text:span></text:p>
      <text:p text:style-name="P3">$ cd PDOexemple</text:p>
      <text:p text:style-name="P3"/>
      <text:p text:style-name="P5">Le nom du fichier ne convient pas</text:p>
      <text:p text:style-name="Standard"><text:span text:style-name="T1">Noël Marais@boutique </text:span><text:span text:style-name="T3">MINGW32 </text:span><text:span text:style-name="T5">~/imagedutemps/PDOexemple</text:span><text:span text:style-name="T11"> (master)</text:span></text:p>
      <text:p text:style-name="P3">$ git add mémo git.odt</text:p>
      <text:p text:style-name="P3">fatal: pathspec 'mémo' did not match any files</text:p>
      <text:p text:style-name="P3"/>
      <text:p text:style-name="Standard"><text:span text:style-name="T1">Noël Marais@boutique </text:span><text:span text:style-name="T3">MINGW32 </text:span><text:span text:style-name="T5">~/imagedutemps/PDOexemple</text:span><text:span text:style-name="T11"> (master)</text:span></text:p>
      <text:p text:style-name="P3">$ git add memo_git.odt</text:p>
      <text:p text:style-name="P3"/>
      <text:p text:style-name="Standard"><text:span text:style-name="T1">Noël Marais@boutique </text:span><text:span text:style-name="T3">MINGW32 </text:span><text:span text:style-name="T5">~/imagedutemps/PDOexemple</text:span><text:span text:style-name="T11"> (master)</text:span></text:p>
      <text:p text:style-name="P3">$ git commit -m "aide mémoire"</text:p>
      <text:p text:style-name="P3">[master fa45605] aide mémoire</text:p>
      <text:p text:style-name="P3"><text:s/>1 file changed, 0 insertions(+), 0 deletions(-)</text:p>
      <text:p text:style-name="P3"><text:s/>create mode 100644 PDOexemple/memo_git.odt</text:p>
      <text:p text:style-name="P3"/>
      <text:p text:style-name="Standard"><text:span text:style-name="T1">Noël Marais@boutique </text:span><text:span text:style-name="T3">MINGW32 </text:span><text:span text:style-name="T5">~/imagedutemps/PDOexemple</text:span><text:span text:style-name="T11"> (master)</text:span></text:p>
      <text:p text:style-name="P3">$ git push</text:p>
      <text:p text:style-name="P3">Counting objects: 4, done.</text:p>
      <text:p text:style-name="P3"><text:soft-page-break/>Delta compression using up to 4 threads.</text:p>
      <text:p text:style-name="P3">Compressing objects: 100% (4/4), done.</text:p>
      <text:p text:style-name="P3">Writing objects: 100% (4/4), 14.34 KiB | 14.34 MiB/s, done.</text:p>
      <text:p text:style-name="P3">Total 4 (delta 2), reused 0 (delta 0)</text:p>
      <text:p text:style-name="P3">remote: Resolving deltas: 100% (2/2), completed with 2 local objects.</text:p>
      <text:p text:style-name="P3">To https://github.com/CreationOQP/imagedutemps.git</text:p>
      <text:p text:style-name="P3"><text:s text:c="3"/>f894a00..fa45605 <text:s/>master -&gt; master</text:p>
      <text:p text:style-name="P3"/>
      <text:p text:style-name="Standard"><text:span text:style-name="T1">Noël Marais@boutique </text:span><text:span text:style-name="T3">MINGW32 </text:span><text:span text:style-name="T5">~/imagedutemps/PDOexemple</text:span><text:span text:style-name="T11"> (master)</text:span></text:p>
      <text:p text:style-name="Standard"><text:span text:style-name="T7">$</text:span><text:span text:style-name="T9"> exit</text:span></text:p>
      <text:p text:style-name="P6"/>
      <text:p text:style-name="P6"/>
      <text:p text:style-name="P12">Test de création de dossier et transfert de fichier d’un dossier à un autre</text:p>
      <text:list xml:id="list2271997550" text:style-name="L1">
        <text:list-item>
          <text:p text:style-name="P13">connection à git et pull</text:p>
          <text:p text:style-name="P13"/>
          <text:p text:style-name="P14"><text:span text:style-name="T2">Noël Marais@boutique </text:span><text:span text:style-name="T4">MINGW32 </text:span><text:span text:style-name="T6">~</text:span></text:p>
          <text:p text:style-name="P14"><text:span text:style-name="T10">$ cd imagedutemps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ll</text:span></text:p>
          <text:p text:style-name="P14"><text:span text:style-name="T10">Already up to date.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</text:span></text:p>
        </text:list-item>
      </text:list>
      <text:p text:style-name="P12"/>
      <text:list xml:id="list224918745766344" text:continue-numbering="true" text:style-name="L1">
        <text:list-item>
          <text:p text:style-name="P15"><text:span text:style-name="T14">Sur le repo local le dossier test est crée : dossierTest</text:span></text:p>
        </text:list-item>
        <text:list-item>
          <text:p text:style-name="P16"><text:span text:style-name="T13">Un fichier est crée à la reacine du dossier imagedutemps : fichierTest.odt</text:span></text:p>
        </text:list-item>
        <text:list-item>
          <text:p text:style-name="P16"><text:span text:style-name="T13">Mise à jour de git sur le serveur git</text:span></text:p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add *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commit -m "dossier test"</text:span></text:p>
          <text:p text:style-name="P14"><text:span text:style-name="T10">[master 9168f5c] dossier test</text:span></text:p>
          <text:p text:style-name="P14"><text:span text:style-name="T10"><text:s/>7 files changed, 13 insertions(+), 12 deletions(-)</text:span></text:p>
          <text:p text:style-name="P14"><text:span text:style-name="T10"><text:s/>create mode 100644 PDOexemple/.~lock.memo_git.odt#</text:span></text:p>
          <text:p text:style-name="P14"><text:span text:style-name="T10"><text:s/>create mode 100644 fichierTest.odt</text:span></text:p>
          <text:p text:style-name="P14"><text:span text:style-name="T10"><text:s/>rewrite maquette.odt (97%)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sh</text:span></text:p>
          <text:p text:style-name="P14"><text:span text:style-name="T10">Counting objects: 10, done.</text:span></text:p>
          <text:p text:style-name="P14"><text:span text:style-name="T10">Delta compression using up to 4 threads.</text:span></text:p>
          <text:p text:style-name="P14"><text:span text:style-name="T10">Compressing objects: 100% (10/10), done.</text:span></text:p>
          <text:p text:style-name="P14"><text:span text:style-name="T10">Writing objects: 100% (10/10), 25.51 KiB | 12.75 MiB/s, done.</text:span></text:p>
          <text:p text:style-name="P14"><text:span text:style-name="T10">Total 10 (delta 6), reused 0 (delta 0)</text:span></text:p>
          <text:p text:style-name="P14"><text:span text:style-name="T10">remote: Resolving deltas: 100% (6/6), completed with 6 local objects.</text:span></text:p>
          <text:p text:style-name="P14"><text:span text:style-name="T10">To https://github.com/CreationOQP/imagedutemps.git</text:span></text:p>
          <text:p text:style-name="P14"><text:span text:style-name="T10"><text:s text:c="3"/>118db8a..9168f5c <text:s/>master -&gt; master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</text:span></text:p>
        </text:list-item>
        <text:list-item>
          <text:p text:style-name="P17"><text:span text:style-name="T13">Le dossier dossierTest n’est pas crée lors du pus, je le fais manuellement (il faut détruire celui crée auparavant et le faire manuelle à partir du bash)</text:span></text:p>
        </text:list-item>
        <text:list-item>
          <text:p text:style-name="P17"><text:span text:style-name="T13">Déplacement du fichier fichierTest dans le dossier dossierTest</text:span></text:p>
          <text:p text:style-name="P10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mkdir dossierTest</text:span></text:p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sh</text:span></text:p>
          <text:p text:style-name="P14"><text:span text:style-name="T10">Everything up-to-date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add *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commit -m "déplacement du fichier"</text:span></text:p>
          <text:p text:style-name="P14"><text:span text:style-name="T10">[master b607d55] déplacement du fichier</text:span></text:p>
          <text:p text:style-name="P14"><text:span text:style-name="T10"><text:s/>1 file changed, 0 insertions(+), 0 deletions(-)</text:span></text:p>
          <text:p text:style-name="P14"><text:span text:style-name="T10"><text:s/>create mode 100644 dossierTest/fichierTest.odt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sh</text:span></text:p>
          <text:p text:style-name="P14"><text:span text:style-name="T10">Counting objects: 3, done.</text:span></text:p>
          <text:p text:style-name="P14"><text:span text:style-name="T10">Delta compression using up to 4 threads.</text:span></text:p>
          <text:p text:style-name="P14"><text:span text:style-name="T10">Compressing objects: 100% (2/2), done.</text:span></text:p>
          <text:p text:style-name="P14"><text:span text:style-name="T10">Writing objects: 100% (3/3), 334 bytes | 334.00 KiB/s, done.</text:span></text:p>
          <text:p text:style-name="P14"><text:soft-page-break/><text:span text:style-name="T10">Total 3 (delta 1), reused 0 (delta 0)</text:span></text:p>
          <text:p text:style-name="P14"><text:span text:style-name="T10">remote: Resolving deltas: 100% (1/1), completed with 1 local object.</text:span></text:p>
          <text:p text:style-name="P14"><text:span text:style-name="T10">To https://github.com/CreationOQP/imagedutemps.git</text:span></text:p>
          <text:p text:style-name="P14"><text:span text:style-name="T10"><text:s text:c="3"/>9168f5c..b607d55 <text:s/>master -&gt; master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</text:span></text:p>
        </text:list-item>
        <text:list-item>
          <text:p text:style-name="P17"><text:span text:style-name="T13">Renomage du fichier dans le repo local fichierTest.odt devient testfichier.odt</text:span></text:p>
          <text:p text:style-name="P10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add *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commit -m "renomage fichier test"</text:span></text:p>
          <text:p text:style-name="P14"><text:span text:style-name="T10">[master a904c38] renomage fichier test</text:span></text:p>
          <text:p text:style-name="P14"><text:span text:style-name="T10"><text:s/>1 file changed, 0 insertions(+), 0 deletions(-)</text:span></text:p>
          <text:p text:style-name="P14"><text:span text:style-name="T10"><text:s/>rename dossierTest/{fichierTest.odt =&gt; testFichier.odt} (100%)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sh</text:span></text:p>
          <text:p text:style-name="P14"><text:span text:style-name="T10">Counting objects: 3, done.</text:span></text:p>
          <text:p text:style-name="P14"><text:span text:style-name="T10">Delta compression using up to 4 threads.</text:span></text:p>
          <text:p text:style-name="P14"><text:span text:style-name="T10">Compressing objects: 100% (2/2), done.</text:span></text:p>
          <text:p text:style-name="P14"><text:span text:style-name="T10">Writing objects: 100% (3/3), 320 bytes | 320.00 KiB/s, done.</text:span></text:p>
          <text:p text:style-name="P14"><text:span text:style-name="T10">Total 3 (delta 1), reused 0 (delta 0)</text:span></text:p>
          <text:p text:style-name="P14"><text:span text:style-name="T10">remote: Resolving deltas: 100% (1/1), completed with 1 local object.</text:span></text:p>
          <text:p text:style-name="P14"><text:span text:style-name="T10">To https://github.com/CreationOQP/imagedutemps.git</text:span></text:p>
          <text:p text:style-name="P14"><text:span text:style-name="T10"><text:s text:c="3"/>b607d55..a904c38 <text:s/>master -&gt; master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</text:span></text:p>
        </text:list-item>
      </text:list>
      <text:p text:style-name="P18"><text:span text:style-name="T13"/></text:p>
      <text:list xml:id="list224919647816297" text:continue-numbering="true" text:style-name="L1">
        <text:list-item>
          <text:p text:style-name="P17"><text:span text:style-name="T13">Déplacement du fichier : testFichier dans un autre dossier</text:span></text:p>
          <text:list>
            <text:list-item>
              <text:p text:style-name="P17"><text:span text:style-name="T13">Création du nouveau dossier : testDossier dans le bash</text:span></text:p>
            </text:list-item>
            <text:list-item>
              <text:p text:style-name="P17"><text:span text:style-name="T13">déplacement du fichier fichierTest dans le nouveau dossier</text:span></text:p>
            </text:list-item>
            <text:list-item>
              <text:p text:style-name="P17"><text:span text:style-name="T13">suppression du 1</text:span><text:span text:style-name="T15">er</text:span><text:span text:style-name="T13"> dossier dans le repo local</text:span></text:p>
            </text:list-item>
          </text:list>
          <text:p text:style-name="P10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mkdir testDossier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add *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commit -m "deplacement du fichier dans un autre dossier"</text:span></text:p>
          <text:p text:style-name="P14"><text:span text:style-name="T10">[master ee6c52c] deplacement du fichier dans un autre dossier</text:span></text:p>
          <text:p text:style-name="P14"><text:span text:style-name="T10"><text:s/>1 file changed, 0 insertions(+), 0 deletions(-)</text:span></text:p>
          <text:p text:style-name="P14"><text:span text:style-name="T10"><text:s/>create mode 100644 testDossier/testFichier.odt</text:span></text:p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 git push</text:span></text:p>
          <text:p text:style-name="P14"><text:span text:style-name="T10">Counting objects: 2, done.</text:span></text:p>
          <text:p text:style-name="P14"><text:span text:style-name="T10">Delta compression using up to 4 threads.</text:span></text:p>
          <text:p text:style-name="P14"><text:span text:style-name="T10">Compressing objects: 100% (2/2), done.</text:span></text:p>
          <text:p text:style-name="P14"><text:span text:style-name="T10">Writing objects: 100% (2/2), 296 bytes | 296.00 KiB/s, done.</text:span></text:p>
          <text:p text:style-name="P14"><text:span text:style-name="T10">Total 2 (delta 1), reused 0 (delta 0)</text:span></text:p>
          <text:p text:style-name="P14"><text:span text:style-name="T10">remote: Resolving deltas: 100% (1/1), completed with 1 local object.</text:span></text:p>
          <text:p text:style-name="P14"><text:span text:style-name="T10">To https://github.com/CreationOQP/imagedutemps.git</text:span></text:p>
          <text:p text:style-name="P14"><text:span text:style-name="T10"><text:s text:c="3"/>a904c38..ee6c52c <text:s/>master -&gt; master</text:span></text:p>
          <text:p text:style-name="P9"/>
          <text:p text:style-name="P14"><text:span text:style-name="T2">Noël Marais@boutique </text:span><text:span text:style-name="T4">MINGW32 </text:span><text:span text:style-name="T6">~/imagedutemps</text:span><text:span text:style-name="T12"> (master)</text:span></text:p>
          <text:p text:style-name="P14"><text:span text:style-name="T10">$</text:span></text:p>
          <text:p text:style-name="P17">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40:44.952000000</meta:creation-date>
    <dc:date>2018-04-08T22:49:18.102000000</dc:date>
    <meta:editing-duration>PT20M32S</meta:editing-duration>
    <meta:editing-cycles>4</meta:editing-cycles>
    <meta:generator>LibreOffice/6.0.1.1$Windows_x86 LibreOffice_project/60bfb1526849283ce2491346ed2aa51c465abfe6</meta:generator>
    <meta:document-statistic meta:table-count="0" meta:image-count="0" meta:object-count="0" meta:page-count="3" meta:paragraph-count="173" meta:word-count="953" meta:character-count="6914" meta:non-whitespace-character-count="6109"/>
  </office:meta>
</office:document-meta>
</file>